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 draw:shadow="hidden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e6e6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/>
      <style:text-properties fo:font-size="14pt"/>
    </style:style>
    <style:style style:name="P9" style:family="paragraph"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464cm" svg:height="0.714cm" svg:x="2.454cm" svg:y="3.64cm">
            <text:p text:style-name="P1"><text:span text:style-name="T1">Structure</text:span></text:p>
            <text:p text:style-name="P1"><text:span text:style-name="T1">editor</text:span></text:p>
          </draw:rect>
          <draw:rect draw:style-name="gr1" draw:text-style-name="P2" draw:layer="layout" svg:width="1.464cm" svg:height="0.714cm" svg:x="4.135cm" svg:y="3.64cm">
            <text:p text:style-name="P1"><text:span text:style-name="T1">Module</text:span></text:p>
            <text:p text:style-name="P1"><text:span text:style-name="T1">Manager</text:span></text:p>
          </draw:rect>
          <draw:rect draw:style-name="gr1" draw:text-style-name="P2" draw:layer="layout" svg:width="1.503cm" svg:height="1.222cm" svg:x="6.083cm" svg:y="3.64cm">
            <text:p text:style-name="P1"><text:span text:style-name="T1">Parse</text:span></text:p>
            <text:p text:style-name="P1"><text:span text:style-name="T1">table</text:span></text:p>
            <text:p text:style-name="P1"><text:span text:style-name="T1">generator</text:span></text:p>
          </draw:rect>
          <draw:rect draw:style-name="gr1" draw:text-style-name="P2" draw:layer="layout" svg:width="1.744cm" svg:height="0.714cm" svg:x="10.119cm" svg:y="3.64cm">
            <text:p text:style-name="P1"><text:span text:style-name="T1">ASF</text:span></text:p>
            <text:p text:style-name="P1"><text:span text:style-name="T1">interpreter</text:span></text:p>
          </draw:rect>
          <draw:rect draw:style-name="gr1" draw:text-style-name="P2" draw:layer="layout" svg:width="1.744cm" svg:height="0.714cm" svg:x="12.079cm" svg:y="3.64cm">
            <text:p text:style-name="P1"><text:span text:style-name="T1">ASF</text:span></text:p>
            <text:p text:style-name="P1"><text:span text:style-name="T1">compiler</text:span></text:p>
          </draw:rect>
          <draw:rect draw:style-name="gr1" draw:text-style-name="P2" draw:layer="layout" svg:width="1.597cm" svg:height="0.907cm" svg:x="7.885cm" svg:y="3.64cm">
            <text:p text:style-name="P1"><text:span text:style-name="T1">Formatter</text:span></text:p>
            <text:p text:style-name="P1"><text:span text:style-name="T1">generator</text:span></text:p>
          </draw:rect>
        </draw:g>
        <draw:g>
          <draw:rect draw:style-name="gr1" draw:text-style-name="P2" draw:layer="layout" svg:width="1.294cm" svg:height="0.714cm" svg:x="2.54cm" svg:y="0.555cm">
            <text:p text:style-name="P1"><text:span text:style-name="T1">Text</text:span></text:p>
            <text:p text:style-name="P1"><text:span text:style-name="T1">editor</text:span></text:p>
          </draw:rect>
          <draw:rect draw:style-name="gr1" draw:text-style-name="P2" draw:layer="layout" svg:width="1.464cm" svg:height="0.714cm" svg:x="3.989cm" svg:y="0.555cm">
            <text:p text:style-name="P1"><text:span text:style-name="T1">Parser</text:span></text:p>
          </draw:rect>
          <draw:rect draw:style-name="gr1" draw:text-style-name="P2" draw:layer="layout" svg:width="1.744cm" svg:height="0.714cm" svg:x="5.984cm" svg:y="0.555cm">
            <text:p text:style-name="P1"><text:span text:style-name="T1">SDF</text:span></text:p>
            <text:p text:style-name="P1"><text:span text:style-name="T1">operations</text:span></text:p>
          </draw:rect>
          <draw:rect draw:style-name="gr1" draw:text-style-name="P2" draw:layer="layout" svg:width="1.744cm" svg:height="0.714cm" svg:x="12.02cm" svg:y="0.555cm">
            <text:p text:style-name="P1"><text:span text:style-name="T1">ASF</text:span></text:p>
            <text:p text:style-name="P1"><text:span text:style-name="T1">checker</text:span></text:p>
          </draw:rect>
          <draw:rect draw:style-name="gr1" draw:text-style-name="P2" draw:layer="layout" svg:width="1.744cm" svg:height="0.714cm" svg:x="7.822cm" svg:y="0.555cm">
            <text:p text:style-name="P1"><text:span text:style-name="T1">SDF</text:span></text:p>
            <text:p text:style-name="P1"><text:span text:style-name="T1">checker</text:span></text:p>
          </draw:rect>
          <draw:rect draw:style-name="gr1" draw:text-style-name="P2" draw:layer="layout" svg:width="1.744cm" svg:height="0.714cm" svg:x="10.023cm" svg:y="0.555cm">
            <text:p text:style-name="P1"><text:span text:style-name="T1">ASF</text:span></text:p>
            <text:p text:style-name="P1"><text:span text:style-name="T1">operations</text:span></text:p>
          </draw:rect>
        </draw:g>
        <draw:line draw:style-name="gr2" draw:text-style-name="P3" draw:layer="layout" svg:x1="2.02cm" svg:y1="2.347cm" svg:x2="2.577cm" svg:y2="2.347cm">
          <text:p text:style-name="P4"/>
        </draw:line>
        <draw:line draw:style-name="gr2" draw:text-style-name="P3" draw:layer="layout" svg:x1="3.205cm" svg:y1="2.708cm" svg:x2="3.205cm" svg:y2="3.652cm">
          <text:p text:style-name="P4"/>
        </draw:line>
        <draw:line draw:style-name="gr2" draw:text-style-name="P3" draw:layer="layout" svg:x1="4.826cm" svg:y1="2.758cm" svg:x2="4.826cm" svg:y2="3.641cm">
          <text:p text:style-name="P4"/>
        </draw:line>
        <draw:line draw:style-name="gr2" draw:text-style-name="P3" draw:layer="layout" svg:x1="6.81cm" svg:y1="2.746cm" svg:x2="6.81cm" svg:y2="3.629cm">
          <text:p text:style-name="P4"/>
        </draw:line>
        <draw:line draw:style-name="gr2" draw:text-style-name="P3" draw:layer="layout" svg:x1="8.612cm" svg:y1="2.746cm" svg:x2="8.612cm" svg:y2="3.653cm">
          <text:p text:style-name="P4"/>
        </draw:line>
        <draw:line draw:style-name="gr2" draw:text-style-name="P3" draw:layer="layout" svg:x1="10.946cm" svg:y1="2.709cm" svg:x2="10.946cm" svg:y2="3.617cm">
          <text:p text:style-name="P4"/>
        </draw:line>
        <draw:line draw:style-name="gr2" draw:text-style-name="P3" draw:layer="layout" svg:x1="12.93cm" svg:y1="2.734cm" svg:x2="12.93cm" svg:y2="3.641cm">
          <text:p text:style-name="P4"/>
        </draw:line>
        <draw:line draw:style-name="gr2" draw:text-style-name="P3" draw:layer="layout" svg:x1="3.206cm" svg:y1="1.984cm" svg:x2="3.206cm" svg:y2="1.27cm">
          <text:p text:style-name="P4"/>
        </draw:line>
        <draw:line draw:style-name="gr2" draw:text-style-name="P3" draw:layer="layout" svg:x1="4.778cm" svg:y1="2.02cm" svg:x2="4.778cm" svg:y2="1.258cm">
          <text:p text:style-name="P4"/>
        </draw:line>
        <draw:line draw:style-name="gr2" draw:text-style-name="P3" draw:layer="layout" svg:x1="6.822cm" svg:y1="2.02cm" svg:x2="6.822cm" svg:y2="1.234cm">
          <text:p text:style-name="P4"/>
        </draw:line>
        <draw:line draw:style-name="gr2" draw:text-style-name="P3" draw:layer="layout" svg:x1="8.636cm" svg:y1="1.996cm" svg:x2="8.636cm" svg:y2="1.294cm">
          <text:p text:style-name="P4"/>
        </draw:line>
        <draw:line draw:style-name="gr2" draw:text-style-name="P3" draw:layer="layout" svg:x1="10.91cm" svg:y1="1.984cm" svg:x2="10.91cm" svg:y2="1.258cm">
          <text:p text:style-name="P4"/>
        </draw:line>
        <draw:line draw:style-name="gr2" draw:text-style-name="P3" draw:layer="layout" svg:x1="12.894cm" svg:y1="2.008cm" svg:x2="12.894cm" svg:y2="1.258cm">
          <text:p text:style-name="P4"/>
        </draw:line>
        <draw:line draw:style-name="gr2" draw:text-style-name="P3" draw:layer="layout" svg:x1="13.547cm" svg:y1="2.346cm" svg:x2="14.152cm" svg:y2="2.346cm">
          <text:p text:style-name="P4"/>
        </draw:line>
        <draw:g>
          <draw:frame draw:style-name="gr3" draw:text-style-name="P5" draw:layer="layout" svg:width="13.388cm" svg:height="0.758cm" svg:x="0.832cm" svg:y="5.879cm">
            <draw:text-box>
              <text:p text:style-name="P4"><text:span text:style-name="T1">Key <text:s text:c="11"/>= component, <text:s text:c="18"/>= ToolBus, <text:s text:c="10"/>= interacts with</text:span></text:p>
            </draw:text-box>
          </draw:frame>
          <draw:g>
            <draw:rect draw:style-name="gr4" draw:text-style-name="P3" draw:layer="layout" svg:width="0.556cm" svg:height="0.544cm" svg:x="1.985cm" svg:y="5.903cm">
              <text:p text:style-name="P4"/>
            </draw:rect>
            <draw:rect draw:style-name="gr5" draw:text-style-name="P3" draw:layer="layout" svg:width="1.282cm" svg:height="0.459cm" svg:x="5.324cm" svg:y="5.963cm">
              <text:p text:style-name="P4"/>
            </draw:rect>
            <draw:line draw:style-name="gr6" draw:text-style-name="P3" draw:layer="layout" svg:x1="8.759cm" svg:y1="6.205cm" svg:x2="9.376cm" svg:y2="6.205cm">
              <text:p text:style-name="P4"/>
            </draw:line>
          </draw:g>
        </draw:g>
        <draw:rect draw:style-name="gr7" draw:text-style-name="P3" draw:layer="layout" svg:width="5.435cm" svg:height="5.298cm" svg:x="0.347cm" svg:y="0.375cm">
          <text:p text:style-name="P4"/>
        </draw:rect>
        <draw:rect draw:style-name="gr7" draw:text-style-name="P3" draw:layer="layout" svg:width="3.874cm" svg:height="5.298cm" svg:x="5.851cm" svg:y="0.375cm">
          <text:p text:style-name="P4"/>
        </draw:rect>
        <draw:rect draw:style-name="gr7" draw:text-style-name="P3" draw:layer="layout" svg:width="6.17cm" svg:height="5.298cm" svg:x="9.797cm" svg:y="0.385cm">
          <text:p text:style-name="P4"/>
        </draw:rect>
        <draw:frame draw:style-name="gr8" draw:text-style-name="P7" draw:layer="layout" svg:width="1.933cm" svg:height="0.806cm" svg:x="1.585cm" svg:y="4.85cm">
          <draw:text-box>
            <text:p text:style-name="P6"><text:span text:style-name="T2">Kernel</text:span></text:p>
          </draw:text-box>
        </draw:frame>
        <draw:frame draw:style-name="gr8" draw:text-style-name="P9" draw:layer="layout" svg:width="1.493cm" svg:height="0.806cm" svg:x="7.041cm" svg:y="4.899cm">
          <draw:text-box>
            <text:p text:style-name="P8"><text:span text:style-name="T2">SDF</text:span></text:p>
          </draw:text-box>
        </draw:frame>
        <draw:frame draw:style-name="gr8" draw:text-style-name="P9" draw:layer="layout" svg:width="1.463cm" svg:height="0.806cm" svg:x="12.132cm" svg:y="4.911cm">
          <draw:text-box>
            <text:p text:style-name="P4"><text:span text:style-name="T2">ASF</text:span></text:p>
          </draw:text-box>
        </draw:frame>
        <draw:g>
          <draw:rect draw:style-name="gr9" draw:text-style-name="P2" draw:layer="layout" svg:width="10.994cm" svg:height="0.726cm" svg:x="2.577cm" svg:y="1.995cm">
            <text:p text:style-name="P1"><text:span text:style-name="T1">ToolBus</text:span></text:p>
          </draw:rect>
          <draw:rect draw:style-name="gr1" draw:text-style-name="P2" draw:layer="layout" svg:width="1.464cm" svg:height="0.714cm" svg:x="0.529cm" svg:y="1.995cm">
            <text:p text:style-name="P1"><text:span text:style-name="T1">GUI</text:span></text:p>
          </draw:rect>
          <draw:rect draw:style-name="gr1" draw:text-style-name="P2" draw:layer="layout" svg:width="1.744cm" svg:height="0.714cm" svg:x="14.123cm" svg:y="1.995cm">
            <text:p text:style-name="P1"><text:span text:style-name="T1">ASF+SDF</text:span></text:p>
            <text:p text:style-name="P1"><text:span text:style-name="T1">checker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5T11:59:56</dc:date>
    <dc:language>en-US</dc:language>
    <meta:editing-cycles>12</meta:editing-cycles>
    <meta:editing-duration>PT15H15M29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